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CB516DDEC1055A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c965" officeooo:paragraph-rsid="0018c9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716cm" svg:y="2.574cm" svg:width="19.489cm" svg:height="10.956cm" draw:z-index="0"><draw:image xlink:href="Pictures/100000000000055600000300CB516DDEC1055AEA.png" xlink:type="simple" xlink:show="embed" xlink:actuate="onLoad"/></draw:frame>Tarea 6: Documentar las clase Per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6:47:12.146034589</meta:creation-date>
    <dc:date>2018-09-08T16:48:32.240058320</dc:date>
    <meta:editing-duration>PT1M21S</meta:editing-duration>
    <meta:editing-cycles>1</meta:editing-cycles>
    <meta:document-statistic meta:table-count="0" meta:image-count="1" meta:object-count="0" meta:page-count="1" meta:paragraph-count="1" meta:word-count="6" meta:character-count="35" meta:non-whitespace-character-count="30"/>
    <meta:generator>LibreOffice/5.1.6.2$Linux_X86_64 LibreOffice_project/10m0$Build-2</meta:generator>
  </office:meta>
</office:document-meta>
</file>